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61d7b" officeooo:paragraph-rsid="00161d7b"/>
    </style:style>
    <style:style style:name="P2" style:family="paragraph" style:parent-style-name="Standard">
      <style:text-properties style:font-name="Liberation Serif" officeooo:rsid="00161d7b" officeooo:paragraph-rsid="0018cd12"/>
    </style:style>
    <style:style style:name="P3" style:family="paragraph" style:parent-style-name="Standard">
      <style:text-properties style:font-name="Liberation Serif" officeooo:rsid="00174b91" officeooo:paragraph-rsid="00174b91"/>
    </style:style>
    <style:style style:name="P4" style:family="paragraph" style:parent-style-name="Standard">
      <style:text-properties style:font-name="Liberation Serif" fo:font-size="8pt" fo:font-style="italic" officeooo:paragraph-rsid="0018cd12" style:font-size-asian="8pt" style:font-style-asian="italic" style:font-size-complex="8pt" style:font-style-complex="italic"/>
    </style:style>
    <style:style style:name="P5" style:family="paragraph" style:parent-style-name="Standard">
      <style:text-properties style:font-name="Liberation Serif" fo:font-size="9pt" fo:font-style="italic" officeooo:paragraph-rsid="0018cd12" style:font-size-asian="9pt" style:font-style-asian="italic" style:font-size-complex="9pt" style:font-style-complex="italic"/>
    </style:style>
    <style:style style:name="P6" style:family="paragraph" style:parent-style-name="Standard">
      <style:text-properties style:font-name="Liberation Serif" officeooo:paragraph-rsid="00161d7b"/>
    </style:style>
    <style:style style:name="P7" style:family="paragraph" style:parent-style-name="Standard">
      <style:text-properties style:font-name="Liberation Serif" officeooo:rsid="0018cd12" officeooo:paragraph-rsid="0018cd12"/>
    </style:style>
    <style:style style:name="P8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Liberation Serif" officeooo:rsid="00174b91" officeooo:paragraph-rsid="00174b91"/>
    </style:style>
    <style:style style:name="P9" style:family="paragraph" style:parent-style-name="Standard">
      <style:paragraph-properties fo:margin-left="0.5in" fo:margin-right="0in" fo:text-indent="0in" style:auto-text-indent="false"/>
      <style:text-properties style:font-name="Liberation Serif" officeooo:rsid="00174b91" officeooo:paragraph-rsid="00174b91"/>
    </style:style>
    <style:style style:name="P10" style:family="paragraph" style:parent-style-name="Header">
      <style:paragraph-properties fo:text-align="end" style:justify-single-word="false"/>
      <style:text-properties style:font-name="Liberation Serif" fo:font-size="9pt" officeooo:rsid="0018cd12" officeooo:paragraph-rsid="0018cd12" style:font-size-asian="9pt" style:font-size-complex="9pt"/>
    </style:style>
    <style:style style:name="P11" style:family="paragraph" style:parent-style-name="Header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18cd12" officeooo:paragraph-rsid="0018cd12" style:font-size-asian="14pt" style:font-weight-asian="bold" style:font-size-complex="14pt" style:font-weight-complex="bold"/>
    </style:style>
    <style:style style:name="P12" style:family="paragraph" style:parent-style-name="Horizontal_20_Line">
      <style:text-properties officeooo:paragraph-rsid="0018cd12"/>
    </style:style>
    <style:style style:name="T1" style:family="text">
      <style:text-properties officeooo:rsid="00161d7b"/>
    </style:style>
    <style:style style:name="T2" style:family="text">
      <style:text-properties fo:font-style="italic" officeooo:rsid="001abb6a" style:font-style-asian="italic" style:font-style-complex="italic"/>
    </style:style>
    <style:style style:name="T3" style:family="text">
      <style:text-properties fo:font-style="italic" officeooo:rsid="001c9d20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officeooo:rsid="001c9d20" style:font-style-asian="italic" style:font-weight-asian="bold" style:font-style-complex="italic" style:font-weight-complex="bold"/>
    </style:style>
    <style:style style:name="T5" style:family="text">
      <style:text-properties officeooo:rsid="00174b91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18cd12"/>
    </style:style>
    <style:style style:name="T8" style:family="text">
      <style:text-properties style:font-name="Liberation Sans" fo:font-size="13pt" style:text-underline-style="solid" style:text-underline-width="auto" style:text-underline-color="font-color" style:font-size-asian="13pt" style:font-size-complex="13pt"/>
    </style:style>
    <style:style style:name="T9" style:family="text">
      <style:text-properties style:font-name="Liberation Sans" fo:font-size="13pt" style:text-underline-style="solid" style:text-underline-width="auto" style:text-underline-color="font-color" officeooo:rsid="00161d7b" style:font-size-asian="13pt" style:font-size-complex="13pt"/>
    </style:style>
    <style:style style:name="T10" style:family="text">
      <style:text-properties officeooo:rsid="001a7f29"/>
    </style:style>
    <style:style style:name="T11" style:family="text">
      <style:text-properties officeooo:rsid="001abb6a"/>
    </style:style>
    <style:style style:name="T12" style:family="text">
      <style:text-properties fo:font-style="normal" officeooo:rsid="001abb6a" style:font-style-asian="normal" style:font-style-complex="normal"/>
    </style:style>
    <style:style style:name="T13" style:family="text">
      <style:text-properties officeooo:rsid="001c9d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9">Description</text:span><text:span text:style-name="T1">:</text:span></text:p>
      <text:p text:style-name="P1"/>
      <text:p text:style-name="P4">How does your program work? What design decisions did you make? Describe your method <text:span text:style-name="T1">carefully.</text:span></text:p>
      <text:p text:style-name="P1"/>
      <text:p text:style-name="P1">The program created <text:span text:style-name="T11">by the group </text:span>for <text:span text:style-name="T11">T</text:span>ask <text:span text:style-name="T11">O</text:span>ne implements a re-purpose<text:span text:style-name="T11">d </text:span>timer function to: <text:s/>(A) gather sensor information once every fifteen milliseconds and (B) export this information from the controller once per second. <text:s/>As an optional design option, the group decided to utilize Dr. O'Kane's “serial-dump” program to accomplish the task of printing the controller output to the terminal window.</text:p>
      <text:p text:style-name="P1"/>
      <text:p text:style-name="P7">The <text:span text:style-name="T10">program </text:span>created to complete <text:span text:style-name="T11">T</text:span>ask <text:span text:style-name="T11">T</text:span>wo utilizes functions used to gather sensor information that were implemented in <text:span text:style-name="T10">T</text:span>ask <text:span text:style-name="T10">O</text:span>ne. <text:s/>Additionally, functions were added to listen for signals from the remote. <text:s/>This, paired with some augmented drive functions from Project One, allowed for movement, while the new sensor data restricted movement to that which was considered safe by the instructions.</text:p>
      <text:p text:style-name="P1"/>
      <text:p text:style-name="P12"/>
      <text:p text:style-name="P2"/>
      <text:p text:style-name="P1"><text:span text:style-name="T8">Evaluation</text:span>:</text:p>
      <text:p text:style-name="P1"/>
      <text:p text:style-name="P5">Does your program actually work? How well? If it doesn’t work, can you tell why not? What partial successes did you have that deserve partial <text:span text:style-name="T1">credit?</text:span></text:p>
      <text:p text:style-name="P1"/>
      <text:p text:style-name="P1"><text:span text:style-name="T11">At the present time, o</text:span>ur program<text:span text:style-name="T7">s do</text:span> work. <text:s/>If for some reason <text:span text:style-name="T13">they do not </text:span>work for demonstration, the group<text:span text:style-name="T12"> feels it</text:span> should still get full credit because the program<text:span text:style-name="T13">s</text:span> work <text:span text:style-name="T4">perfectly</text:span>, and there is no reason <text:span text:style-name="T13">they</text:span> shouldn't. <text:s/><text:span text:style-name="T13">In summary, the group feels the only reasons the programs wouldn't work perfectly are: <text:s/>lab equipment </text:span>malfunction, <text:span text:style-name="T11">un-detailed test conditions, battery failure, or other random occurrence.</text:span> <text:s/><text:span text:style-name="T13">There is no reason the group should not receive full credit.</text:span></text:p>
      <text:p text:style-name="P1"/>
      <text:p text:style-name="P12"/>
      <text:p text:style-name="P2"/>
      <text:p text:style-name="P2"/>
      <text:p text:style-name="P3"><text:span text:style-name="T8">Allocation of Effort</text:span>:</text:p>
      <text:p text:style-name="P3"/>
      <text:p text:style-name="P5">List the names of each person that worked on the project along with their contribu<text:span text:style-name="T5">tions to the final result.</text:span></text:p>
      <text:p text:style-name="P3"/>
      <text:p text:style-name="P8"><text:span text:style-name="T6">Alex</text:span>:<text:tab/><text:span text:style-name="T11">Completed Task One, being sure all the correct sensor values were sent and displayed on the console. <text:s/>Wrote the majority of the main method for project two, which checks sensors and initiates drive commands.</text:span></text:p>
      <text:p text:style-name="P9"/>
      <text:p text:style-name="P9"><text:span text:style-name="T6">James</text:span>: <text:s/><text:span text:style-name="T11">Miraculously got the provided timer function to work with the serial-dump program </text:span><text:span text:style-name="T2">(</text:span><text:span text:style-name="T3">possibly </text:span><text:span text:style-name="T2">without any help from Instructor Stiffler)</text:span>. <text:s/>Wrote a draft of this <text:span text:style-name="T13">report</text:span>. <text:s/><text:span text:style-name="T11">Augmented movement functions from project one to work with the new robot control methods added to </text:span><text:soft-page-break/><text:span text:style-name="T11">main in Task two.</text:span></text:p>
      <text:p text:style-name="P9"/>
      <text:p text:style-name="P9"><text:span text:style-name="T6">The Patrick Stewart</text:span>: <text:s/>Played the role of Professor X and controlled the group from Charleston by taking over our minds. <text:s/>Also, he didn't bring any pizza. <text:s/><text:span text:style-name="T11">Also he swears on his life that the robot turns to exactly 30 degrees. <text:s/>No more. <text:s/>No le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erif" fo:font-size="9pt" officeooo:rsid="0018cd12" officeooo:paragraph-rsid="0018cd12" style:font-size-asian="9pt" style:font-size-complex="9pt"/>
    </style:style>
    <style:style style:name="MP2" style:family="paragraph" style:parent-style-name="Header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18cd12" officeooo:paragraph-rsid="0018cd12" style:font-size-asian="14pt" style:font-weight-asian="bold" style:font-size-complex="14pt" style:font-weight-complex="bold"/>
    </style:style>
    <style:style style:name="MT1" style:family="text">
      <style:text-properties officeooo:rsid="001abb6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lex Harmon</text:p>
        <text:p text:style-name="MP1">James Sager</text:p>
        <text:p text:style-name="MP1">Patrick Stewart</text:p>
        <text:p text:style-name="MP1">Page <text:page-number text:select-page="current">1</text:page-number> of <text:page-count>2</text:page-count></text:p>
        <text:p text:style-name="MP2">Project 2 <text:span text:style-name="MT1">Report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6:09:22.440216084</meta:creation-date>
    <dc:date>2015-11-04T18:51:29.267261699</dc:date>
    <meta:editing-duration>PT1H52M3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17" meta:word-count="400" meta:character-count="2474" meta:non-whitespace-character-count="2074"/>
  </office:meta>
</office:document-meta>
</file>